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4ce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4ce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4ce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4ce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4ce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4ce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4ce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4ce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4ce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4ce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4ce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4ce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4ce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4ce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4ce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4ce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4ce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iguel Armando  Gutierrez Cast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4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milia del Valle Tovar de Gutier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3305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4.3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84" meta:non-whitespace-character-count="1013"/>
    <meta:template xlink:type="simple" xlink:actuate="onRequest" xlink:title="Normal" xlink:href=""/>
  </office:meta>
</office:document-meta>
</file>